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2000000E000000DD000000DD61A0D49F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198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6154in" svg:y="0.9535in">
            <draw:object draw:notify-on-update-of-ranges="Sheet1.G1:Sheet1.G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5">
            <text:p>38.35</text:p>
          </table:table-cell>
          <table:table-cell/>
          <table:table-cell office:value-type="string">
            <text:p>Minimo</text:p>
          </table:table-cell>
          <table:table-cell table:formula="of:=MIN([.G1:.G102])" office:value-type="float" office:value="37.42">
            <text:p>37.42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17">
            <text:p>38.17</text:p>
          </table:table-cell>
          <table:table-cell/>
          <table:table-cell office:value-type="string">
            <text:p>Maximo</text:p>
          </table:table-cell>
          <table:table-cell table:formula="of:=MAX([.G2:.G103])" office:value-type="float" office:value="38.5">
            <text:p>38.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4">
            <text:p>37.84</text:p>
          </table:table-cell>
          <table:table-cell/>
          <table:table-cell office:value-type="string">
            <text:p>Promedio</text:p>
          </table:table-cell>
          <table:table-cell table:formula="of:=AVERAGE([.G3:.G104])" office:value-type="float" office:value="37.8355">
            <text:p>37.8355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1">
            <text:p>38.3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5">
            <text:p>38.3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4">
            <text:p>37.8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5">
            <text:p>38.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03">
            <text:p>38.0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1">
            <text:p>38.3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1">
            <text:p>38.3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4">
            <text:p>37.8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5">
            <text:p>38.3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4">
            <text:p>38.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4">
            <text:p>37.8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4">
            <text:p>38.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5">
            <text:p>38.3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17">
            <text:p>38.1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4">
            <text:p>37.8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1">
            <text:p>38.3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35">
            <text:p>38.3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84">
            <text:p>37.8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8.5">
            <text:p>38.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37.79">
            <text:p>37.7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38.07">
            <text:p>38.0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7.98">
            <text:p>37.98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7.65">
            <text:p>37.6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7.47">
            <text:p>37.4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37.61">
            <text:p>37.6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8.03">
            <text:p>38.0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7.98">
            <text:p>37.98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7.75">
            <text:p>37.75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37.47">
            <text:p>37.4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37.51">
            <text:p>37.5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38.03">
            <text:p>38.0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37.79">
            <text:p>37.7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37.47">
            <text:p>37.4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37.51">
            <text:p>37.5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8.03">
            <text:p>38.0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37.84">
            <text:p>37.84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37.47">
            <text:p>37.4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37.51">
            <text:p>37.51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37.47">
            <text:p>37.4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37.47">
            <text:p>37.4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37.89">
            <text:p>37.89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37.93">
            <text:p>37.93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38.07">
            <text:p>38.07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37.42">
            <text:p>37.42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37.98">
            <text:p>37.98</text:p>
          </table:table-cell>
          <table:table-cell table:number-columns-repeated="3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37.93">
            <text:p>37.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4T18:03:50</dc:date>
    <dc:creator>neo </dc:creator>
    <meta:editing-duration>PT9M36S</meta:editing-duration>
    <meta:editing-cycles>2</meta:editing-cycles>
    <meta:document-statistic meta:table-count="1" meta:cell-count="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>
        <chart:symbol-image xlink:href="Pictures/2000000E000000DD000000DD61A0D49F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mean-value="true">
        <chart:symbol-image xlink:href="Pictures/2000000E000000DD000000DD61A0D49F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051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1:Sheet1.G102" svg:x="1.331cm" svg:y="0.855cm" svg:width="14.029cm" svg:height="6.984cm">
          <chartooo:coordinate-region svg:x="2.243cm" svg:y="1.054cm" svg:width="12.837cm" svg:height="6.138cm"/>
          <chart:axis chart:dimension="x" chart:name="primary-x" chart:style-name="ch3">
            <chart:title svg:x="7.745cm" svg:y="8.019cm" chart:style-name="ch4">
              <text:p>Lectura</text:p>
            </chart:title>
          </chart:axis>
          <chart:axis chart:dimension="y" chart:name="primary-y" chart:style-name="ch3">
            <chart:title svg:x="0.451cm" svg:y="5.211cm" chart:style-name="ch5">
              <text:p>Tensión [V]</text:p>
            </chart:title>
            <chart:grid chart:style-name="ch6" chart:class="major"/>
          </chart:axis>
          <chart:series chart:style-name="ch7" chart:values-cell-range-address="Sheet1.G1:Sheet1.G102" chart:class="chart:scatter">
            <chart:mean-value chart:style-name="ch8"/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5">
                <text:p>38.35</text:p>
                <draw:g>
                  <svg:desc>Sheet1.G1:Sheet1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07">
                <text:p>38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98">
                <text:p>3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98">
                <text:p>3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.07">
                <text:p>38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98">
                <text:p>3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93">
                <text:p>37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